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2" style:family="text"/>
    <style:style style:name="T1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1)<text:s/></text:span><text:span text:style-name="T1_2">Consider</text:span><text:span text:style-name="T1_3"><text:s/></text:span><text:span text:style-name="T1_4">that</text:span><text:span text:style-name="T1_5"><text:s/></text:span><text:span text:style-name="T1_6">you</text:span><text:span text:style-name="T1_7"><text:s/></text:span><text:span text:style-name="T1_8">have</text:span><text:span text:style-name="T1_9"><text:s/></text:span><text:span text:style-name="T1_10">a</text:span><text:span text:style-name="T1_11"><text:s/>1</text:span><text:span text:style-name="T1_12">TB</text:span><text:span text:style-name="T1_13"><text:s/></text:span><text:span text:style-name="T1_14">file</text:span><text:span text:style-name="T1_15"><text:s/></text:span><text:span text:style-name="T1_16">with</text:span><text:span text:style-name="T1_17"><text:s/></text:span><text:span text:style-name="T1_18">numbers</text:span><text:span text:style-name="T1_19"><text:s/></text:span><text:span text:style-name="T1_20">from</text:span><text:span text:style-name="T1_21"><text:s/>0.0<text:s/></text:span><text:span text:style-name="T1_22">to</text:span><text:span text:style-name="T1_23"><text:s/>1.0,<text:s/></text:span><text:span text:style-name="T1_24">the</text:span><text:span text:style-name="T1_25"><text:s/></text:span><text:span text:style-name="T1_26">numbers</text:span><text:span text:style-name="T1_27"><text:s/></text:span><text:span text:style-name="T1_28">are</text:span><text:span text:style-name="T1_29"><text:s/></text:span><text:span text:style-name="T1_30">randomly</text:span><text:span text:style-name="T1_31"><text:s/></text:span><text:span text:style-name="T1_32">generated</text:span><text:span text:style-name="T1_33"><text:s/></text:span><text:span text:style-name="T1_34">and</text:span><text:span text:style-name="T1_35"><text:s/></text:span><text:span text:style-name="T1_36">the</text:span><text:span text:style-name="T1_37"><text:s/></text:span><text:span text:style-name="T1_38">file</text:span><text:span text:style-name="T1_39"><text:s/></text:span><text:span text:style-name="T1_40">have</text:span><text:span text:style-name="T1_41"><text:s/></text:span><text:span text:style-name="T1_42">no</text:span><text:span text:style-name="T1_43"><text:s/></text:span><text:span text:style-name="T1_44">specific</text:span><text:span text:style-name="T1_45"><text:s/></text:span><text:span text:style-name="T1_46">order</text:span><text:span text:style-name="T1_47"><text:s/></text:span><text:span text:style-name="T1_48">inside</text:span><text:span text:style-name="T1_49">:</text:span></text:p>
      <text:p text:style-name="P2"><text:span text:style-name="T2_1"><text:tab/>1.</text:span><text:span text:style-name="T2_2">a</text:span><text:span text:style-name="T2_3">)<text:s/></text:span><text:span text:style-name="T2_4">Explain</text:span><text:span text:style-name="T2_5"><text:s/></text:span><text:span text:style-name="T2_6">how</text:span><text:span text:style-name="T2_7"><text:s/></text:span><text:span text:style-name="T2_8">to</text:span><text:span text:style-name="T2_9"><text:s/></text:span><text:span text:style-name="T2_10">get</text:span><text:span text:style-name="T2_11"><text:s/></text:span><text:span text:style-name="T2_12">the</text:span><text:span text:style-name="T2_13"><text:s/></text:span><text:span text:style-name="T2_14">biggest</text:span><text:span text:style-name="T2_15"><text:s/></text:span><text:span text:style-name="T2_16">interval</text:span><text:span text:style-name="T2_17"><text:s/></text:span><text:span text:style-name="T2_18">between</text:span><text:span text:style-name="T2_19"><text:s/></text:span><text:span text:style-name="T2_20">any</text:span><text:span text:style-name="T2_21"><text:s/>2<text:s/></text:span><text:span text:style-name="T2_22">numbers</text:span><text:span text:style-name="T2_23"><text:s/></text:span><text:span text:style-name="T2_24">in</text:span><text:span text:style-name="T2_25"><text:s/></text:span><text:span text:style-name="T2_26">the</text:span><text:span text:style-name="T2_27"><text:s/></text:span><text:span text:style-name="T2_28">file</text:span><text:span text:style-name="T2_29">,<text:s/></text:span><text:span text:style-name="T2_30">probably</text:span><text:span text:style-name="T2_31"><text:s/></text:span><text:span text:style-name="T2_32">they</text:span><text:span text:style-name="T2_33"><text:s/></text:span><text:span text:style-name="T2_34">are</text:span><text:span text:style-name="T2_35"><text:s/></text:span><text:span text:style-name="T2_36">not</text:span><text:span text:style-name="T2_37"><text:s/></text:span><text:span text:style-name="T2_38">consecutive</text:span><text:span text:style-name="T2_39"><text:s/></text:span><text:span text:style-name="T2_40">numbers</text:span><text:span text:style-name="T2_41">.</text:span></text:p>
      <text:p text:style-name="P3"><text:span text:style-name="T3_1"><text:tab/>1.</text:span><text:span text:style-name="T3_2">b</text:span><text:span text:style-name="T3_3">)<text:s/></text:span><text:span text:style-name="T3_4">Explain</text:span><text:span text:style-name="T3_5"><text:s/></text:span><text:span text:style-name="T3_6">how</text:span><text:span text:style-name="T3_7"><text:s/></text:span><text:span text:style-name="T3_8">to</text:span><text:span text:style-name="T3_9"><text:s/></text:span><text:span text:style-name="T3_10">get</text:span><text:span text:style-name="T3_11"><text:s/></text:span><text:span text:style-name="T3_12">the</text:span><text:span text:style-name="T3_13"><text:s/></text:span><text:span text:style-name="T3_14">minor</text:span><text:span text:style-name="T3_15"><text:s/></text:span><text:span text:style-name="T3_16">interval</text:span><text:span text:style-name="T3_17"><text:s/></text:span><text:span text:style-name="T3_18">between</text:span><text:span text:style-name="T3_19"><text:s/></text:span><text:span text:style-name="T3_20">any</text:span><text:span text:style-name="T3_21"><text:s/>2<text:s/></text:span><text:span text:style-name="T3_22">numbers</text:span><text:span text:style-name="T3_23"><text:s/></text:span><text:span text:style-name="T3_24">in</text:span><text:span text:style-name="T3_25"><text:s/></text:span><text:span text:style-name="T3_26">the</text:span><text:span text:style-name="T3_27"><text:s/></text:span><text:span text:style-name="T3_28">file</text:span><text:span text:style-name="T3_29">,<text:s/></text:span><text:span text:style-name="T3_30">probably</text:span><text:span text:style-name="T3_31"><text:s/></text:span><text:span text:style-name="T3_32">they</text:span><text:span text:style-name="T3_33"><text:s/></text:span><text:span text:style-name="T3_34">are</text:span><text:span text:style-name="T3_35"><text:s/></text:span><text:span text:style-name="T3_36">not</text:span><text:span text:style-name="T3_37"><text:s/></text:span><text:span text:style-name="T3_38">consecutive</text:span><text:span text:style-name="T3_39"><text:s/></text:span><text:span text:style-name="T3_40">numbers</text:span><text:span text:style-name="T3_41">.</text:span></text:p>
      <text:p text:style-name="P4"><text:span text:style-name="T4_1"><text:tab/>1.</text:span><text:span text:style-name="T4_2">c</text:span><text:span text:style-name="T4_3">)<text:s/></text:span><text:span text:style-name="T4_4">Explain</text:span><text:span text:style-name="T4_5"><text:s/></text:span><text:span text:style-name="T4_6">how</text:span><text:span text:style-name="T4_7"><text:s/></text:span><text:span text:style-name="T4_8">to</text:span><text:span text:style-name="T4_9"><text:s/></text:span><text:span text:style-name="T4_10">get</text:span><text:span text:style-name="T4_11"><text:s/></text:span><text:span text:style-name="T4_12">the</text:span><text:span text:style-name="T4_13"><text:s/></text:span><text:span text:style-name="T4_14">median</text:span><text:span text:style-name="T4_15"><text:s/>(</text:span><text:span text:style-name="T4_16">numeric</text:span><text:span text:style-name="T4_17"><text:s/></text:span><text:span text:style-name="T4_18">value</text:span><text:span text:style-name="T4_19"><text:s/></text:span><text:span text:style-name="T4_20">separating</text:span><text:span text:style-name="T4_21"><text:s/></text:span><text:span text:style-name="T4_22">the</text:span><text:span text:style-name="T4_23"><text:s/></text:span><text:span text:style-name="T4_24">higher</text:span><text:span text:style-name="T4_25"><text:s/></text:span><text:span text:style-name="T4_26">half</text:span><text:span text:style-name="T4_27"><text:s/></text:span><text:span text:style-name="T4_28">from</text:span><text:span text:style-name="T4_29"><text:s/></text:span><text:span text:style-name="T4_30">the</text:span><text:span text:style-name="T4_31"><text:s/></text:span><text:span text:style-name="T4_32">lower</text:span><text:span text:style-name="T4_33"><text:s/></text:span><text:span text:style-name="T4_34">half</text:span><text:span text:style-name="T4_35">)</text:span></text:p>
      <text:p text:style-name="P5"/>
      <text:p text:style-name="P6"/>
      <text:p text:style-name="P7"><text:span text:style-name="T7_1">2)<text:s/></text:span><text:span text:style-name="T7_2">Consider</text:span><text:span text:style-name="T7_3"><text:s/></text:span><text:span text:style-name="T7_4">that</text:span><text:span text:style-name="T7_5"><text:s/></text:span><text:span text:style-name="T7_6">on</text:span><text:span text:style-name="T7_7"><text:s/></text:span><text:span text:style-name="T7_8">Monday</text:span><text:span text:style-name="T7_9"><text:s/></text:span><text:span text:style-name="T7_10">I</text:span><text:span text:style-name="T7_11"><text:s/></text:span><text:span text:style-name="T7_12">give</text:span><text:span text:style-name="T7_13"><text:s/></text:span><text:span text:style-name="T7_14">you</text:span><text:span text:style-name="T7_15"><text:s/></text:span><text:span text:style-name="T7_16">a</text:span><text:span text:style-name="T7_17"><text:s/></text:span><text:span text:style-name="T7_18">text</text:span><text:span text:style-name="T7_19"><text:s/></text:span><text:span text:style-name="T7_20">file</text:span><text:span text:style-name="T7_21"><text:s/></text:span><text:span text:style-name="T7_22">with</text:span><text:span text:style-name="T7_23"><text:s/></text:span><text:span text:style-name="T7_24">a</text:span><text:span text:style-name="T7_25"><text:s/></text:span><text:span text:style-name="T7_26">fix</text:span><text:span text:style-name="T7_27"><text:s/></text:span><text:span text:style-name="T7_28">number</text:span><text:span text:style-name="T7_29"><text:s/></text:span><text:span text:style-name="T7_30">of</text:span><text:span text:style-name="T7_31"><text:s/></text:span><text:span text:style-name="T7_32">columns</text:span><text:span text:style-name="T7_33">,<text:s/></text:span><text:span text:style-name="T7_34">and</text:span><text:span text:style-name="T7_35"><text:s/></text:span><text:span text:style-name="T7_36">I</text:span><text:span text:style-name="T7_37"><text:s/></text:span><text:span text:style-name="T7_38">ask</text:span><text:span text:style-name="T7_39"><text:s/></text:span><text:span text:style-name="T7_40">you</text:span><text:span text:style-name="T7_41"><text:s/></text:span><text:span text:style-name="T7_42">to</text:span><text:span text:style-name="T7_43"><text:s/></text:span><text:span text:style-name="T7_44">get</text:span><text:span text:style-name="T7_45"><text:s/></text:span><text:span text:style-name="T7_46">me</text:span><text:span text:style-name="T7_47"><text:s/></text:span><text:span text:style-name="T7_48">a</text:span><text:span text:style-name="T7_49"><text:s/></text:span><text:span text:style-name="T7_50">program</text:span><text:span text:style-name="T7_51"><text:s/></text:span><text:span text:style-name="T7_52">that</text:span><text:span text:style-name="T7_53"><text:s/></text:span><text:span text:style-name="T7_54">receives</text:span><text:span text:style-name="T7_55"><text:s/>4<text:s/></text:span><text:span text:style-name="T7_56">letters</text:span><text:span text:style-name="T7_57"><text:s/></text:span><text:span text:style-name="T7_58">words</text:span><text:span text:style-name="T7_59"><text:s/></text:span><text:span text:style-name="T7_60">on</text:span><text:span text:style-name="T7_61"><text:s/></text:span><text:span text:style-name="T7_62">the</text:span><text:span text:style-name="T7_63"><text:s/></text:span><text:span text:style-name="T7_64">STDIN</text:span><text:span text:style-name="T7_65"><text:s/></text:span><text:span text:style-name="T7_66">an</text:span><text:span text:style-name="T7_67"><text:s/></text:span><text:span text:style-name="T7_68">answers</text:span><text:span text:style-name="T7_69"><text:s/></text:span><text:span text:style-name="T7_70">if</text:span><text:span text:style-name="T7_71"><text:s/></text:span><text:span text:style-name="T7_72">the</text:span><text:span text:style-name="T7_73"><text:s/></text:span><text:span text:style-name="T7_74">string</text:span><text:span text:style-name="T7_75"><text:s/></text:span><text:span text:style-name="T7_76">is</text:span><text:span text:style-name="T7_77"><text:s/></text:span><text:span text:style-name="T7_78">present</text:span><text:span text:style-name="T7_79"><text:s/></text:span><text:span text:style-name="T7_80">vertically</text:span><text:span text:style-name="T7_81"><text:s/></text:span><text:span text:style-name="T7_82">on</text:span><text:span text:style-name="T7_83"><text:s/></text:span><text:span text:style-name="T7_84">the</text:span><text:span text:style-name="T7_85"><text:s/></text:span><text:span text:style-name="T7_86">file</text:span><text:span text:style-name="T7_87">.</text:span></text:p>
      <text:p text:style-name="P8"><text:span text:style-name="T8_1"><text:tab/>2.</text:span><text:span text:style-name="T8_2">a</text:span><text:span text:style-name="T8_3">)<text:s/></text:span><text:span text:style-name="T8_4">Explain</text:span><text:span text:style-name="T8_5"><text:s/></text:span><text:span text:style-name="T8_6">some</text:span><text:span text:style-name="T8_7"><text:s/></text:span><text:span text:style-name="T8_8">different</text:span><text:span text:style-name="T8_9"><text:s/></text:span><text:span text:style-name="T8_10">ways</text:span><text:span text:style-name="T8_11"><text:s/></text:span><text:span text:style-name="T8_12">to</text:span><text:span text:style-name="T8_13"><text:s/></text:span><text:span text:style-name="T8_14">implement</text:span><text:span text:style-name="T8_15"><text:s/></text:span><text:span text:style-name="T8_16">it</text:span><text:span text:style-name="T8_17">.</text:span></text:p>
      <text:p text:style-name="P9"><text:span text:style-name="T9_1"><text:tab/>2.</text:span><text:span text:style-name="T9_2">b</text:span><text:span text:style-name="T9_3">)<text:s/></text:span><text:span text:style-name="T9_4">Which</text:span><text:span text:style-name="T9_5"><text:s/></text:span><text:span text:style-name="T9_6">is</text:span><text:span text:style-name="T9_7"><text:s/></text:span><text:span text:style-name="T9_8">the</text:span><text:span text:style-name="T9_9"><text:s/></text:span><text:span text:style-name="T9_10">time</text:span><text:span text:style-name="T9_11"><text:s/></text:span><text:span text:style-name="T9_12">and</text:span><text:span text:style-name="T9_13"><text:s/></text:span><text:span text:style-name="T9_14">space</text:span><text:span text:style-name="T9_15"><text:s/></text:span><text:span text:style-name="T9_16">complexity</text:span><text:span text:style-name="T9_17"><text:s/></text:span><text:span text:style-name="T9_18">from</text:span><text:span text:style-name="T9_19"><text:s/></text:span><text:span text:style-name="T9_20">the</text:span><text:span text:style-name="T9_21"><text:s/></text:span><text:span text:style-name="T9_22">precedent</text:span><text:span text:style-name="T9_23"><text:s/></text:span><text:span text:style-name="T9_24">solution</text:span><text:span text:style-name="T9_25">?</text:span></text:p>
      <text:p text:style-name="P10"/>
      <text:p text:style-name="P11"/>
      <text:p text:style-name="P12"><text:span text:style-name="T12_1">3)<text:s/></text:span><text:span text:style-name="T12_2">Consider</text:span><text:span text:style-name="T12_3"><text:s/></text:span><text:span text:style-name="T12_4">that</text:span><text:span text:style-name="T12_5"><text:s/></text:span><text:span text:style-name="T12_6">you</text:span><text:span text:style-name="T12_7"><text:s/></text:span><text:span text:style-name="T12_8">are</text:span><text:span text:style-name="T12_9"><text:s/></text:span><text:span text:style-name="T12_10">doing</text:span><text:span text:style-name="T12_11"><text:s/></text:span><text:span text:style-name="T12_12">a</text:span><text:span text:style-name="T12_13"><text:s/></text:span><text:span text:style-name="T12_14">system</text:span><text:span text:style-name="T12_15"><text:s/></text:span><text:span text:style-name="T12_16">to</text:span><text:span text:style-name="T12_17"><text:s/></text:span><text:span text:style-name="T12_18">monitor</text:span><text:span text:style-name="T12_19"><text:s/></text:span><text:span text:style-name="T12_20">the</text:span><text:span text:style-name="T12_21"><text:s/></text:span><text:span text:style-name="T12_22">temperature</text:span><text:span text:style-name="T12_23"><text:s/></text:span><text:span text:style-name="T12_24">of</text:span><text:span text:style-name="T12_25"><text:s/></text:span><text:span text:style-name="T12_26">a</text:span><text:span text:style-name="T12_27"><text:s/></text:span><text:span text:style-name="T12_28">nuclear</text:span><text:span text:style-name="T12_29"><text:s/></text:span><text:span text:style-name="T12_30">reactor</text:span><text:span text:style-name="T12_31">.<text:s/></text:span><text:span text:style-name="T12_32">You</text:span><text:span text:style-name="T12_33"><text:s/></text:span><text:span text:style-name="T12_34">need</text:span><text:span text:style-name="T12_35"><text:s/></text:span><text:span text:style-name="T12_36">to</text:span><text:span text:style-name="T12_37"><text:s/></text:span><text:span text:style-name="T12_38">have</text:span><text:span text:style-name="T12_39"><text:s/></text:span><text:span text:style-name="T12_40">a</text:span><text:span text:style-name="T12_41"><text:s/></text:span><text:span text:style-name="T12_42">display</text:span><text:span text:style-name="T12_43"><text:s/></text:span><text:span text:style-name="T12_44">with</text:span><text:span text:style-name="T12_45"><text:s/></text:span><text:span text:style-name="T12_46">the</text:span><text:span text:style-name="T12_47"><text:s/></text:span><text:span text:style-name="T12_48">maximum</text:span><text:span text:style-name="T12_49"><text:s/></text:span><text:span text:style-name="T12_50">temperature</text:span><text:span text:style-name="T12_51"><text:s/></text:span><text:span text:style-name="T12_52">on</text:span><text:span text:style-name="T12_53"><text:s/></text:span><text:span text:style-name="T12_54">the</text:span><text:span text:style-name="T12_55"><text:s/></text:span><text:span text:style-name="T12_56">last</text:span><text:span text:style-name="T12_57"><text:s/>60<text:s/></text:span><text:span text:style-name="T12_58">minutes</text:span><text:span text:style-name="T12_59">.<text:s/></text:span><text:span text:style-name="T12_60">You</text:span><text:span text:style-name="T12_61"><text:s/></text:span><text:span text:style-name="T12_62">are</text:span><text:span text:style-name="T12_63"><text:s/></text:span><text:span text:style-name="T12_64">getting</text:span><text:span text:style-name="T12_65"><text:s/>100<text:s/></text:span><text:span text:style-name="T12_66">temperature</text:span><text:span text:style-name="T12_67"><text:s/></text:span><text:span text:style-name="T12_68">readings</text:span><text:span text:style-name="T12_69"><text:s/></text:span><text:span text:style-name="T12_70">an</text:span><text:span text:style-name="T12_71"><text:s/></text:span><text:span text:style-name="T12_72">second</text:span><text:span text:style-name="T12_73">,<text:s/></text:span><text:span text:style-name="T12_74">without</text:span><text:span text:style-name="T12_75"><text:s/></text:span><text:span text:style-name="T12_76">the</text:span><text:span text:style-name="T12_77"><text:s/></text:span><text:span text:style-name="T12_78">noise</text:span><text:span text:style-name="T12_79">.<text:s/></text:span><text:span text:style-name="T12_80">Implement</text:span><text:span text:style-name="T12_81"><text:s/></text:span><text:span text:style-name="T12_82">a</text:span><text:span text:style-name="T12_83"><text:s/></text:span><text:span text:style-name="T12_84">class</text:span><text:span text:style-name="T12_85"><text:s/></text:span><text:span text:style-name="T12_86">that</text:span><text:span text:style-name="T12_87"><text:s/></text:span><text:span text:style-name="T12_88">has</text:span><text:span text:style-name="T12_89"><text:s/>3<text:s/></text:span><text:span text:style-name="T12_90">methods</text:span><text:span text:style-name="T12_91">:</text:span></text:p>
      <text:p text:style-name="P13"><text:span text:style-name="T13_1">3.</text:span><text:span text:style-name="T13_2">a</text:span><text:span text:style-name="T13_3">)<text:s/></text:span><text:span text:style-name="T13_4">new</text:span><text:span text:style-name="T13_5">:<text:s/></text:span><text:span text:style-name="T13_6">creates</text:span><text:span text:style-name="T13_7"><text:s/></text:span><text:span text:style-name="T13_8">an</text:span><text:span text:style-name="T13_9"><text:s/></text:span><text:span text:style-name="T13_10">object</text:span><text:span text:style-name="T13_11">;</text:span></text:p>
      <text:p text:style-name="P14"><text:span text:style-name="T14_1">3.</text:span><text:span text:style-name="T14_2">b</text:span><text:span text:style-name="T14_3">)<text:s/></text:span><text:span text:style-name="T14_4">add</text:span><text:span text:style-name="T14_5">_</text:span><text:span text:style-name="T14_6">temp</text:span><text:span text:style-name="T14_7">:<text:s/></text:span><text:span text:style-name="T14_8">adds</text:span><text:span text:style-name="T14_9"><text:s/></text:span><text:span text:style-name="T14_10">the</text:span><text:span text:style-name="T14_11"><text:s/></text:span><text:span text:style-name="T14_12">temperature</text:span><text:span text:style-name="T14_13"><text:s/></text:span><text:span text:style-name="T14_14">to</text:span><text:span text:style-name="T14_15"><text:s/></text:span><text:span text:style-name="T14_16">the</text:span><text:span text:style-name="T14_17"><text:s/></text:span><text:span text:style-name="T14_18">object</text:span></text:p>
      <text:p text:style-name="P15"><text:span text:style-name="T15_1">3.</text:span><text:span text:style-name="T15_2">c</text:span><text:span text:style-name="T15_3">)<text:s/></text:span><text:span text:style-name="T15_4">get</text:span><text:span text:style-name="T15_5">_</text:span><text:span text:style-name="T15_6">max</text:span><text:span text:style-name="T15_7">_</text:span><text:span text:style-name="T15_8">temp</text:span><text:span text:style-name="T15_9">:<text:s/></text:span><text:span text:style-name="T15_10">gets</text:span><text:span text:style-name="T15_11"><text:s/></text:span><text:span text:style-name="T15_12">the</text:span><text:span text:style-name="T15_13"><text:s/></text:span><text:span text:style-name="T15_14">maximum</text:span><text:span text:style-name="T15_15"><text:s/></text:span><text:span text:style-name="T15_16">temperature</text:span><text:span text:style-name="T15_17"><text:s/></text:span><text:span text:style-name="T15_18">on</text:span><text:span text:style-name="T15_19"><text:s/></text:span><text:span text:style-name="T15_20">the</text:span><text:span text:style-name="T15_21"><text:s/></text:span><text:span text:style-name="T15_22">last</text:span><text:span text:style-name="T15_23"><text:s/>60<text:s/></text:span><text:span text:style-name="T15_24">minutes</text:span><text:span text:style-name="T15_25">.</text:span></text:p>
      <text:p text:style-name="P16"/>
      <text:p text:style-name="P17"/>
      <text:p text:style-name="P18"><text:span text:style-name="T18_1">4)<text:s/></text:span><text:span text:style-name="T18_2">Given</text:span><text:span text:style-name="T18_3"><text:s/></text:span><text:span text:style-name="T18_4">that</text:span><text:span text:style-name="T18_5"><text:s/></text:span><text:span text:style-name="T18_6">you</text:span><text:span text:style-name="T18_7"><text:s/></text:span><text:span text:style-name="T18_8">have</text:span><text:span text:style-name="T18_9"><text:s/></text:span><text:span text:style-name="T18_10">one</text:span><text:span text:style-name="T18_11"><text:s/></text:span><text:span text:style-name="T18_12">string</text:span><text:span text:style-name="T18_13"><text:s/></text:span><text:span text:style-name="T18_14">of</text:span><text:span text:style-name="T18_15"><text:s/></text:span><text:span text:style-name="T18_16">length</text:span><text:span text:style-name="T18_17"><text:s/></text:span><text:span text:style-name="T18_18">N</text:span><text:span text:style-name="T18_19"><text:s/></text:span><text:span text:style-name="T18_20">and</text:span><text:span text:style-name="T18_21"><text:s/></text:span><text:span text:style-name="T18_22">M</text:span><text:span text:style-name="T18_23"><text:s/></text:span><text:span text:style-name="T18_24">small</text:span><text:span text:style-name="T18_25"><text:s/></text:span><text:span text:style-name="T18_26">strings</text:span><text:span text:style-name="T18_27"><text:s/></text:span><text:span text:style-name="T18_28">of</text:span><text:span text:style-name="T18_29"><text:s/></text:span><text:span text:style-name="T18_30">length</text:span><text:span text:style-name="T18_31"><text:s/></text:span><text:span text:style-name="T18_32">L</text:span><text:span text:style-name="T18_33">.<text:s/></text:span><text:span text:style-name="T18_34">How</text:span><text:span text:style-name="T18_35"><text:s/></text:span><text:span text:style-name="T18_36">do</text:span><text:span text:style-name="T18_37"><text:s/></text:span><text:span text:style-name="T18_38">you</text:span><text:span text:style-name="T18_39"><text:s/></text:span><text:span text:style-name="T18_40">efficiently</text:span><text:span text:style-name="T18_41"><text:s/></text:span><text:span text:style-name="T18_42">count</text:span><text:span text:style-name="T18_43"><text:s/></text:span><text:span text:style-name="T18_44">the</text:span><text:span text:style-name="T18_45"><text:s/></text:span><text:span text:style-name="T18_46">occurrences</text:span><text:span text:style-name="T18_47"><text:s/></text:span><text:span text:style-name="T18_48">of</text:span><text:span text:style-name="T18_49"><text:s/></text:span><text:span text:style-name="T18_50">each</text:span><text:span text:style-name="T18_51"><text:s/></text:span><text:span text:style-name="T18_52">small</text:span><text:span text:style-name="T18_53"><text:s/></text:span><text:span text:style-name="T18_54">string</text:span><text:span text:style-name="T18_55"><text:s/></text:span><text:span text:style-name="T18_56">in</text:span><text:span text:style-name="T18_57"><text:s/></text:span><text:span text:style-name="T18_58">the</text:span><text:span text:style-name="T18_59"><text:s/></text:span><text:span text:style-name="T18_60">larger</text:span><text:span text:style-name="T18_61"><text:s/></text:span><text:span text:style-name="T18_62">one</text:span><text:span text:style-name="T18_63">?</text:span></text:p>
      <text:p text:style-name="P19"/>
      <text:p text:style-name="P20"/>
      <text:p text:style-name="P21"><text:span text:style-name="T21_1">5)<text:s/></text:span><text:span text:style-name="T21_2">Given</text:span><text:span text:style-name="T21_3"><text:s/></text:span><text:span text:style-name="T21_4">a</text:span><text:span text:style-name="T21_5"><text:s/></text:span><text:span text:style-name="T21_6">function</text:span><text:span text:style-name="T21_7"><text:s/></text:span><text:span text:style-name="T21_8">which</text:span><text:span text:style-name="T21_9"><text:s/></text:span><text:span text:style-name="T21_10">produces</text:span><text:span text:style-name="T21_11"><text:s/></text:span><text:span text:style-name="T21_12">a</text:span><text:span text:style-name="T21_13"><text:s/></text:span><text:span text:style-name="T21_14">random</text:span><text:span text:style-name="T21_15"><text:s/></text:span><text:span text:style-name="T21_16">integer</text:span><text:span text:style-name="T21_17"><text:s/></text:span><text:span text:style-name="T21_18">in</text:span><text:span text:style-name="T21_19"><text:s/></text:span><text:span text:style-name="T21_20">the</text:span><text:span text:style-name="T21_21"><text:s/></text:span><text:span text:style-name="T21_22">range</text:span><text:span text:style-name="T21_23"><text:s/>1<text:s/></text:span><text:span text:style-name="T21_24">to</text:span><text:span text:style-name="T21_25"><text:s/>5,<text:s/></text:span><text:span text:style-name="T21_26">write</text:span><text:span text:style-name="T21_27"><text:s/></text:span><text:span text:style-name="T21_28">a</text:span><text:span text:style-name="T21_29"><text:s/></text:span><text:span text:style-name="T21_30">function</text:span><text:span text:style-name="T21_31"><text:s/></text:span><text:span text:style-name="T21_32">which</text:span><text:span text:style-name="T21_33"><text:s/></text:span><text:span text:style-name="T21_34">produces</text:span><text:span text:style-name="T21_35"><text:s/></text:span><text:span text:style-name="T21_36">a</text:span><text:span text:style-name="T21_37"><text:s/></text:span><text:span text:style-name="T21_38">random</text:span><text:span text:style-name="T21_39"><text:s/></text:span><text:span text:style-name="T21_40">integer</text:span><text:span text:style-name="T21_41"><text:s/></text:span><text:span text:style-name="T21_42">in</text:span><text:span text:style-name="T21_43"><text:s/></text:span><text:span text:style-name="T21_44">the</text:span><text:span text:style-name="T21_45"><text:s/></text:span><text:span text:style-name="T21_46">range</text:span><text:span text:style-name="T21_47"><text:s/>1<text:s/></text:span><text:span text:style-name="T21_48">to</text:span><text:span text:style-name="T21_49"><text:s/>7.</text:span></text:p>
      <text:p text:style-name="P22"/>
      <text:p text:style-name="P23"/>
      <text:p text:style-name="P24"><text:span text:style-name="T24_1">6)<text:s/></text:span><text:span text:style-name="T24_2">How</text:span><text:span text:style-name="T24_3"><text:s/></text:span><text:span text:style-name="T24_4">many</text:span><text:span text:style-name="T24_5"><text:s/></text:span><text:span text:style-name="T24_6">lines</text:span><text:span text:style-name="T24_7"><text:s/></text:span><text:span text:style-name="T24_8">can</text:span><text:span text:style-name="T24_9"><text:s/></text:span><text:span text:style-name="T24_10">be</text:span><text:span text:style-name="T24_11"><text:s/></text:span><text:span text:style-name="T24_12">drawn</text:span><text:span text:style-name="T24_13"><text:s/></text:span><text:span text:style-name="T24_14">in</text:span><text:span text:style-name="T24_15"><text:s/></text:span><text:span text:style-name="T24_16">a</text:span><text:span text:style-name="T24_17"><text:s/>2</text:span><text:span text:style-name="T24_18">D</text:span><text:span text:style-name="T24_19"><text:s/></text:span><text:span text:style-name="T24_20">plane</text:span><text:span text:style-name="T24_21"><text:s/></text:span><text:span text:style-name="T24_22">such</text:span><text:span text:style-name="T24_23"><text:s/></text:span><text:span text:style-name="T24_24">that</text:span><text:span text:style-name="T24_25"><text:s/></text:span><text:span text:style-name="T24_26">they</text:span><text:span text:style-name="T24_27"><text:s/></text:span><text:span text:style-name="T24_28">are</text:span><text:span text:style-name="T24_29"><text:s/></text:span><text:span text:style-name="T24_30">equidistant</text:span><text:span text:style-name="T24_31"><text:s/></text:span><text:span text:style-name="T24_32">from</text:span><text:span text:style-name="T24_33"><text:s/>3<text:s/></text:span><text:span text:style-name="T24_34">non</text:span><text:span text:style-name="T24_35">-</text:span><text:span text:style-name="T24_36">collinear</text:span><text:span text:style-name="T24_37"><text:s/></text:span><text:span text:style-name="T24_38">points</text:span><text:span text:style-name="T24_39">?</text:span></text:p>
      <text:p text:style-name="P25"/>
      <text:p text:style-name="P26"/>
      <text:p text:style-name="P27"/>
      <text:p text:style-name="P28"><text:span text:style-name="T28_1">Geometric</text:span><text:span text:style-name="T28_2">:</text:span></text:p>
      <text:p text:style-name="P29"><text:span text:style-name="T29_1">1)<text:s/></text:span><text:span text:style-name="T29_2">How</text:span><text:span text:style-name="T29_3"><text:s/></text:span><text:span text:style-name="T29_4">many</text:span><text:span text:style-name="T29_5"><text:s/></text:span><text:span text:style-name="T29_6">lines</text:span><text:span text:style-name="T29_7"><text:s/></text:span><text:span text:style-name="T29_8">can</text:span><text:span text:style-name="T29_9"><text:s/></text:span><text:span text:style-name="T29_10">be</text:span><text:span text:style-name="T29_11"><text:s/></text:span><text:span text:style-name="T29_12">drawn</text:span><text:span text:style-name="T29_13"><text:s/></text:span><text:span text:style-name="T29_14">in</text:span><text:span text:style-name="T29_15"><text:s/></text:span><text:span text:style-name="T29_16">a</text:span><text:span text:style-name="T29_17"><text:s/>2</text:span><text:span text:style-name="T29_18">D</text:span><text:span text:style-name="T29_19"><text:s/></text:span><text:span text:style-name="T29_20">plane</text:span><text:span text:style-name="T29_21"><text:s/></text:span><text:span text:style-name="T29_22">such</text:span><text:span text:style-name="T29_23"><text:s/></text:span><text:span text:style-name="T29_24">that</text:span><text:span text:style-name="T29_25"><text:s/></text:span><text:span text:style-name="T29_26">they</text:span><text:span text:style-name="T29_27"><text:s/></text:span><text:span text:style-name="T29_28">are</text:span><text:span text:style-name="T29_29"><text:s/></text:span><text:span text:style-name="T29_30">equidistant</text:span><text:span text:style-name="T29_31"><text:s/></text:span><text:span text:style-name="T29_32">from</text:span><text:span text:style-name="T29_33"><text:s/>3<text:s/></text:span><text:span text:style-name="T29_34">non</text:span><text:span text:style-name="T29_35">-</text:span><text:span text:style-name="T29_36">collinear</text:span><text:span text:style-name="T29_37"><text:s/></text:span><text:span text:style-name="T29_38">points</text:span><text:span text:style-name="T29_39">?</text:span></text:p>
      <text:p text:style-name="P30"/>
      <text:p text:style-name="P31"><text:span text:style-name="T31_1">2)<text:s/></text:span><text:span text:style-name="T31_2">How</text:span><text:span text:style-name="T31_3"><text:s/></text:span><text:span text:style-name="T31_4">many</text:span><text:span text:style-name="T31_5"><text:s/></text:span><text:span text:style-name="T31_6">degrees</text:span><text:span text:style-name="T31_7"><text:s/></text:span><text:span text:style-name="T31_8">are</text:span><text:span text:style-name="T31_9"><text:s/></text:span><text:span text:style-name="T31_10">there</text:span><text:span text:style-name="T31_11"><text:s/></text:span><text:span text:style-name="T31_12">in</text:span><text:span text:style-name="T31_13"><text:s/></text:span><text:span text:style-name="T31_14">the</text:span><text:span text:style-name="T31_15"><text:s/></text:span><text:span text:style-name="T31_16">angle</text:span><text:span text:style-name="T31_17"><text:s/></text:span><text:span text:style-name="T31_18">between</text:span><text:span text:style-name="T31_19"><text:s/></text:span><text:span text:style-name="T31_20">the</text:span><text:span text:style-name="T31_21"><text:s/></text:span><text:span text:style-name="T31_22">hour</text:span><text:span text:style-name="T31_23"><text:s/></text:span><text:span text:style-name="T31_24">and</text:span><text:span text:style-name="T31_25"><text:s/></text:span><text:span text:style-name="T31_26">minute</text:span><text:span text:style-name="T31_27"><text:s/></text:span><text:span text:style-name="T31_28">hands</text:span><text:span text:style-name="T31_29"><text:s/></text:span><text:span text:style-name="T31_30">of</text:span><text:span text:style-name="T31_31"><text:s/></text:span><text:span text:style-name="T31_32">a</text:span><text:span text:style-name="T31_33"><text:s/></text:span><text:span text:style-name="T31_34">clock</text:span><text:span text:style-name="T31_35"><text:s/></text:span><text:span text:style-name="T31_36">when</text:span><text:span text:style-name="T31_37"><text:s/></text:span><text:span text:style-name="T31_38">the</text:span><text:span text:style-name="T31_39"><text:s/></text:span><text:span text:style-name="T31_40">time</text:span><text:span text:style-name="T31_41"><text:s/></text:span><text:span text:style-name="T31_42">is</text:span><text:span text:style-name="T31_43"><text:s/></text:span><text:span text:style-name="T31_44">a</text:span><text:span text:style-name="T31_45"><text:s/></text:span><text:span text:style-name="T31_46">quarter</text:span><text:span text:style-name="T31_47"><text:s/></text:span><text:span text:style-name="T31_48">past</text:span><text:span text:style-name="T31_49"><text:s/></text:span><text:span text:style-name="T31_50">three</text:span><text:span text:style-name="T31_51">?</text:span></text:p>
      <text:p text:style-name="P32"/>
      <text:p text:style-name="P33"/>
      <text:p text:style-name="P34"><text:span text:style-name="T34_1">Random</text:span><text:span text:style-name="T34_2">:</text:span></text:p>
      <text:p text:style-name="P35"><text:span text:style-name="T35_1">1)<text:s/></text:span><text:span text:style-name="T35_2">Given</text:span><text:span text:style-name="T35_3"><text:s/></text:span><text:span text:style-name="T35_4">a</text:span><text:span text:style-name="T35_5"><text:s/></text:span><text:span text:style-name="T35_6">function</text:span><text:span text:style-name="T35_7"><text:s/></text:span><text:span text:style-name="T35_8">which</text:span><text:span text:style-name="T35_9"><text:s/></text:span><text:span text:style-name="T35_10">produces</text:span><text:span text:style-name="T35_11"><text:s/></text:span><text:span text:style-name="T35_12">a</text:span><text:span text:style-name="T35_13"><text:s/></text:span><text:span text:style-name="T35_14">random</text:span><text:span text:style-name="T35_15"><text:s/></text:span><text:span text:style-name="T35_16">integer</text:span><text:span text:style-name="T35_17"><text:s/></text:span><text:span text:style-name="T35_18">in</text:span><text:span text:style-name="T35_19"><text:s/></text:span><text:span text:style-name="T35_20">the</text:span><text:span text:style-name="T35_21"><text:s/></text:span><text:span text:style-name="T35_22">range</text:span><text:span text:style-name="T35_23"><text:s/>1<text:s/></text:span><text:span text:style-name="T35_24">to</text:span><text:span text:style-name="T35_25"><text:s/>5,<text:s/></text:span><text:span text:style-name="T35_26">write</text:span><text:span text:style-name="T35_27"><text:s/></text:span><text:span text:style-name="T35_28">a</text:span><text:span text:style-name="T35_29"><text:s/></text:span><text:span text:style-name="T35_30">function</text:span><text:span text:style-name="T35_31"><text:s/></text:span><text:span text:style-name="T35_32">which</text:span><text:span text:style-name="T35_33"><text:s/></text:span><text:span text:style-name="T35_34">produces</text:span><text:span text:style-name="T35_35"><text:s/></text:span><text:span text:style-name="T35_36">a</text:span><text:span text:style-name="T35_37"><text:s/></text:span><text:span text:style-name="T35_38">random</text:span><text:span text:style-name="T35_39"><text:s/></text:span><text:span text:style-name="T35_40">integer</text:span><text:span text:style-name="T35_41"><text:s/></text:span><text:span text:style-name="T35_42">in</text:span><text:span text:style-name="T35_43"><text:s/></text:span><text:span text:style-name="T35_44">the</text:span><text:span text:style-name="T35_45"><text:s/></text:span><text:span text:style-name="T35_46">range</text:span><text:span text:style-name="T35_47"><text:s/>1<text:s/></text:span><text:span text:style-name="T35_48">to</text:span><text:span text:style-name="T35_49"><text:s/>7.</text:span></text:p>
      <text:p text:style-name="P36"/>
      <text:p text:style-name="P37"><text:span text:style-name="T37_1">2)<text:s/></text:span><text:span text:style-name="T37_2">There</text:span><text:span text:style-name="T37_3"><text:s/></text:span><text:span text:style-name="T37_4">is</text:span><text:span text:style-name="T37_5"><text:s/></text:span><text:span text:style-name="T37_6">a</text:span><text:span text:style-name="T37_7"><text:s/></text:span><text:span text:style-name="T37_8">very</text:span><text:span text:style-name="T37_9"><text:s/></text:span><text:span text:style-name="T37_10">big</text:span><text:span text:style-name="T37_11"><text:s/></text:span><text:span text:style-name="T37_12">linked</text:span><text:span text:style-name="T37_13"><text:s/></text:span><text:span text:style-name="T37_14">list</text:span><text:span text:style-name="T37_15"><text:s/></text:span><text:span text:style-name="T37_16">and</text:span><text:span text:style-name="T37_17"><text:s/></text:span><text:span text:style-name="T37_18">you</text:span><text:span text:style-name="T37_19"><text:s/></text:span><text:span text:style-name="T37_20">do</text:span><text:span text:style-name="T37_21"><text:s/></text:span><text:span text:style-name="T37_22">not</text:span><text:span text:style-name="T37_23"><text:s/></text:span><text:span text:style-name="T37_24">know</text:span><text:span text:style-name="T37_25"><text:s/></text:span><text:span text:style-name="T37_26">the</text:span><text:span text:style-name="T37_27"><text:s/></text:span><text:span text:style-name="T37_28">length</text:span><text:span text:style-name="T37_29"><text:s/></text:span><text:span text:style-name="T37_30">of</text:span><text:span text:style-name="T37_31"><text:s/></text:span><text:span text:style-name="T37_32">it</text:span><text:span text:style-name="T37_33">.<text:s/></text:span></text:p>
      <text:p text:style-name="P38"><text:span text:style-name="T38_1"><text:s text:c="4"/>2</text:span><text:span text:style-name="T38_2">a</text:span><text:span text:style-name="T38_3">)<text:s/></text:span><text:span text:style-name="T38_4">Describe</text:span><text:span text:style-name="T38_5"><text:s/></text:span><text:span text:style-name="T38_6">one</text:span><text:span text:style-name="T38_7"><text:s/></text:span><text:span text:style-name="T38_8">algorithm</text:span><text:span text:style-name="T38_9"><text:s/></text:span><text:span text:style-name="T38_10">that</text:span><text:span text:style-name="T38_11"><text:s/></text:span><text:span text:style-name="T38_12">will</text:span><text:span text:style-name="T38_13"><text:s/></text:span><text:span text:style-name="T38_14">return</text:span><text:span text:style-name="T38_15"><text:s/></text:span><text:span text:style-name="T38_16">a</text:span><text:span text:style-name="T38_17"><text:s/></text:span><text:span text:style-name="T38_18">random</text:span><text:span text:style-name="T38_19"><text:s/></text:span><text:span text:style-name="T38_20">number</text:span><text:span text:style-name="T38_21"><text:s/></text:span><text:span text:style-name="T38_22">from</text:span><text:span text:style-name="T38_23"><text:s/></text:span><text:span text:style-name="T38_24">the</text:span><text:span text:style-name="T38_25"><text:s/></text:span><text:span text:style-name="T38_26">list</text:span><text:span text:style-name="T38_27">.</text:span></text:p>
      <text:p text:style-name="P39"><text:span text:style-name="T39_1"><text:s text:c="4"/>2</text:span><text:span text:style-name="T39_2">b</text:span><text:span text:style-name="T39_3">)<text:s/></text:span><text:span text:style-name="T39_4">Describe</text:span><text:span text:style-name="T39_5"><text:s/></text:span><text:span text:style-name="T39_6">one</text:span><text:span text:style-name="T39_7"><text:s/></text:span><text:span text:style-name="T39_8">algorithm</text:span><text:span text:style-name="T39_9"><text:s/></text:span><text:span text:style-name="T39_10">that</text:span><text:span text:style-name="T39_11"><text:s/></text:span><text:span text:style-name="T39_12">will</text:span><text:span text:style-name="T39_13"><text:s/></text:span><text:span text:style-name="T39_14">return</text:span><text:span text:style-name="T39_15"><text:s/>10<text:s/></text:span><text:span text:style-name="T39_16">random</text:span><text:span text:style-name="T39_17"><text:s/></text:span><text:span text:style-name="T39_18">number</text:span><text:span text:style-name="T39_19"><text:s/></text:span><text:span text:style-name="T39_20">from</text:span><text:span text:style-name="T39_21"><text:s/></text:span><text:span text:style-name="T39_22">the</text:span><text:span text:style-name="T39_23"><text:s/></text:span><text:span text:style-name="T39_24">list</text:span><text:span text:style-name="T39_25">.</text:span></text:p>
      <text:p text:style-name="P40"/>
      <text:p text:style-name="P41"/>
      <text:p text:style-name="P42"><text:span text:style-name="T42_1">Strings</text:span><text:span text:style-name="T42_2"><text:s/>(</text:span><text:span text:style-name="T42_3">data</text:span><text:span text:style-name="T42_4"><text:s/></text:span><text:span text:style-name="T42_5">structures</text:span><text:span text:style-name="T42_6">):</text:span></text:p>
      <text:p text:style-name="P43"><text:span text:style-name="T43_1">1)<text:s/></text:span><text:span text:style-name="T43_2">Given</text:span><text:span text:style-name="T43_3"><text:s/></text:span><text:span text:style-name="T43_4">that</text:span><text:span text:style-name="T43_5"><text:s/></text:span><text:span text:style-name="T43_6">you</text:span><text:span text:style-name="T43_7"><text:s/></text:span><text:span text:style-name="T43_8">have</text:span><text:span text:style-name="T43_9"><text:s/></text:span><text:span text:style-name="T43_10">one</text:span><text:span text:style-name="T43_11"><text:s/></text:span><text:span text:style-name="T43_12">string</text:span><text:span text:style-name="T43_13"><text:s/></text:span><text:span text:style-name="T43_14">of</text:span><text:span text:style-name="T43_15"><text:s/></text:span><text:span text:style-name="T43_16">length</text:span><text:span text:style-name="T43_17"><text:s/></text:span><text:span text:style-name="T43_18">N</text:span><text:span text:style-name="T43_19"><text:s/></text:span><text:span text:style-name="T43_20">and</text:span><text:span text:style-name="T43_21"><text:s/></text:span><text:span text:style-name="T43_22">M</text:span><text:span text:style-name="T43_23"><text:s/></text:span><text:span text:style-name="T43_24">small</text:span><text:span text:style-name="T43_25"><text:s/></text:span><text:span text:style-name="T43_26">strings</text:span><text:span text:style-name="T43_27"><text:s/></text:span><text:span text:style-name="T43_28">of</text:span><text:span text:style-name="T43_29"><text:s/></text:span><text:span text:style-name="T43_30">length</text:span><text:span text:style-name="T43_31"><text:s/></text:span><text:span text:style-name="T43_32">L</text:span><text:span text:style-name="T43_33">.<text:s/></text:span><text:span text:style-name="T43_34">How</text:span><text:span text:style-name="T43_35"><text:s/></text:span><text:span text:style-name="T43_36">do</text:span><text:span text:style-name="T43_37"><text:s/></text:span><text:span text:style-name="T43_38">you</text:span><text:span text:style-name="T43_39"><text:s/></text:span><text:span text:style-name="T43_40">efficiently</text:span><text:span text:style-name="T43_41"><text:s/></text:span><text:span text:style-name="T43_42">count</text:span><text:span text:style-name="T43_43"><text:s/></text:span><text:span text:style-name="T43_44">the</text:span><text:span text:style-name="T43_45"><text:s/></text:span><text:span text:style-name="T43_46">occurrences</text:span><text:span text:style-name="T43_47"><text:s/></text:span><text:span text:style-name="T43_48">of</text:span><text:span text:style-name="T43_49"><text:s/></text:span><text:span text:style-name="T43_50">each</text:span><text:span text:style-name="T43_51"><text:s/></text:span><text:span text:style-name="T43_52">small</text:span><text:span text:style-name="T43_53"><text:s/></text:span><text:span text:style-name="T43_54">string</text:span><text:span text:style-name="T43_55"><text:s/></text:span><text:span text:style-name="T43_56">in</text:span><text:span text:style-name="T43_57"><text:s/></text:span><text:span text:style-name="T43_58">the</text:span><text:span text:style-name="T43_59"><text:s/></text:span><text:span text:style-name="T43_60">larger</text:span><text:span text:style-name="T43_61"><text:s/></text:span><text:span text:style-name="T43_62">one</text:span><text:span text:style-name="T43_63">?</text:span></text:p>
      <text:p text:style-name="P44"/>
      <text:p text:style-name="P45"><text:span text:style-name="T45_1">2)<text:s/></text:span><text:span text:style-name="T45_2">What</text:span><text:span text:style-name="T45_3"><text:s/></text:span><text:span text:style-name="T45_4">kind</text:span><text:span text:style-name="T45_5"><text:s/></text:span><text:span text:style-name="T45_6">of</text:span><text:span text:style-name="T45_7"><text:s/></text:span><text:span text:style-name="T45_8">data</text:span><text:span text:style-name="T45_9"><text:s/></text:span><text:span text:style-name="T45_10">structure</text:span><text:span text:style-name="T45_11"><text:s/></text:span><text:span text:style-name="T45_12">would</text:span><text:span text:style-name="T45_13"><text:s/></text:span><text:span text:style-name="T45_14">you</text:span><text:span text:style-name="T45_15"><text:s/></text:span><text:span text:style-name="T45_16">use</text:span><text:span text:style-name="T45_17"><text:s/></text:span><text:span text:style-name="T45_18">to</text:span><text:span text:style-name="T45_19"><text:s/></text:span><text:span text:style-name="T45_20">index</text:span><text:span text:style-name="T45_21"><text:s/></text:span><text:span text:style-name="T45_22">anagrams</text:span><text:span text:style-name="T45_23"><text:s/></text:span><text:span text:style-name="T45_24">of</text:span><text:span text:style-name="T45_25"><text:s/></text:span><text:span text:style-name="T45_26">words</text:span><text:span text:style-name="T45_27">?<text:s/></text:span><text:span text:style-name="T45_28">e</text:span><text:span text:style-name="T45_29">.</text:span><text:span text:style-name="T45_30">g</text:span><text:span text:style-name="T45_31">.<text:s/></text:span><text:span text:style-name="T45_32">if</text:span><text:span text:style-name="T45_33"><text:s/></text:span><text:span text:style-name="T45_34">there</text:span><text:span text:style-name="T45_35"><text:s/></text:span><text:span text:style-name="T45_36">exists</text:span><text:span text:style-name="T45_37"><text:s/></text:span><text:span text:style-name="T45_38">the</text:span><text:span text:style-name="T45_39"><text:s/></text:span><text:span text:style-name="T45_40">word</text:span><text:span text:style-name="T45_41"><text:s/>"</text:span><text:span text:style-name="T45_42">dog</text:span><text:span text:style-name="T45_43">"<text:s/></text:span><text:span text:style-name="T45_44">in</text:span><text:span text:style-name="T45_45"><text:s/></text:span><text:span text:style-name="T45_46">the</text:span><text:span text:style-name="T45_47"><text:s/></text:span><text:span text:style-name="T45_48">database</text:span><text:span text:style-name="T45_49">,<text:s/></text:span><text:span text:style-name="T45_50">the</text:span><text:span text:style-name="T45_51"><text:s/></text:span><text:span text:style-name="T45_52">query</text:span><text:span text:style-name="T45_53"><text:s/></text:span><text:span text:style-name="T45_54">for</text:span><text:span text:style-name="T45_55"><text:s/>"</text:span><text:span text:style-name="T45_56">god</text:span><text:span text:style-name="T45_57">"<text:s/></text:span><text:span text:style-name="T45_58">should</text:span><text:span text:style-name="T45_59"><text:s/></text:span><text:span text:style-name="T45_60">list</text:span><text:span text:style-name="T45_61"><text:s/></text:span><text:span text:style-name="T45_62">that</text:span><text:span text:style-name="T45_63"><text:s/></text:span><text:span text:style-name="T45_64">word</text:span><text:span text:style-name="T45_65">.</text:span></text:p>
      <text:p text:style-name="P46"/>
      <text:p text:style-name="P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